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f67c" officeooo:paragraph-rsid="000ef67c"/>
    </style:style>
    <style:style style:name="P2" style:family="paragraph" style:parent-style-name="Standard" style:list-style-name="L1">
      <style:text-properties officeooo:rsid="000ef67c" officeooo:paragraph-rsid="000ef67c"/>
    </style:style>
    <style:style style:name="P3" style:family="paragraph" style:parent-style-name="Standard">
      <style:text-properties officeooo:rsid="000ef67c" officeooo:paragraph-rsid="00108a37"/>
    </style:style>
    <style:style style:name="P4" style:family="paragraph" style:parent-style-name="Standard">
      <style:text-properties fo:language="lt" fo:country="LT" officeooo:rsid="001346cf" officeooo:paragraph-rsid="001346cf"/>
    </style:style>
    <style:style style:name="P5" style:family="paragraph" style:parent-style-name="Standard">
      <style:text-properties fo:language="lt" fo:country="LT" officeooo:rsid="0013c639" officeooo:paragraph-rsid="0013c639"/>
    </style:style>
    <style:style style:name="T1" style:family="text">
      <style:text-properties fo:language="lt" fo:country="LT" officeooo:rsid="00108a37"/>
    </style:style>
    <style:style style:name="T2" style:family="text">
      <style:text-properties fo:language="lt" fo:country="L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tep 2: attach tests</text:h>
      <text:p text:style-name="P1">NorthwindContext will be used in two modules:</text:p>
      <text:list text:style-name="L1">
        <text:list-item>
          <text:p text:style-name="P2">WEB application</text:p>
        </text:list-item>
        <text:list-item>
          <text:p text:style-name="P2">xUnit tests.</text:p>
        </text:list-item>
      </text:list>
      <text:p text:style-name="P3">For this reason, a new application, ClassLibraryDatabase, was created and the NorthwindContext.cs file was moved to it. In the transferred file, I changed the namespace names to match the<text:span text:style-name="T1">m</text:span> directory names <text:span text:style-name="T1">on </text:span><text:span text:style-name="T2">disk</text:span>.</text:p>
      <text:p text:style-name="P3">In the generated NorthwindContext file, I added a static function CreateDBcontext, which allows you to create a DB context for tests.</text:p>
      <text:p text:style-name="P4">xUnit tests copy the database and create a DB context. This code is executed only once before the first test starts.</text:p>
      <text:p text:style-name="P5">The Test1 method tests all tables and views in NorthWind database. You can split this method if you wish. Don’t forget to correct Assert statement after correcting any filtering condition.</text:p>
      <text:p text:style-name="P5">Some views in the NorthWind were modified because of incorrect data filters 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10:50:36.184000000</meta:creation-date>
    <dc:date>2025-02-27T11:41:23.919000000</dc:date>
    <meta:editing-duration>PT26M42S</meta:editing-duration>
    <meta:editing-cycles>3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9" meta:word-count="135" meta:character-count="821" meta:non-whitespace-character-count="697"/>
  </office:meta>
</office:document-meta>
</file>